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cell-protect="none" style:print-content="true"/>
    </style:style>
    <style:style style:name="ce2" style:family="table-cell" style:parent-style-name="Default">
      <style:table-cell-properties style:cell-protect="none" style:print-content="true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date" office:date-value="2025-07-23" calcext:value-type="date">
            <text:p>23/07/25</text:p>
          </table:table-cell>
          <table:table-cell table:style-name="ce3" table:formula="of:=CONCATENATE(ROW(); &quot;:&quot;; TEXT([.A1]; &quot;DD/MM/YY&quot;))" office:value-type="string" office:string-value="1:23/07/25" calcext:value-type="string">
            <text:p>1:23/07/25</text:p>
          </table:table-cell>
          <table:table-cell/>
        </table:table-row>
        <table:table-row table:style-name="ro1">
          <table:table-cell table:style-name="ce1" table:formula="of:=[.A1]+7" office:value-type="date" office:date-value="2025-07-30" calcext:value-type="date">
            <text:p>30/07/25</text:p>
          </table:table-cell>
          <table:table-cell table:style-name="ce3" table:formula="of:=CONCATENATE(ROW(); &quot;:&quot;; TEXT([.A2]; &quot;DD/MM/YY&quot;))" office:value-type="string" office:string-value="2:30/07/25" calcext:value-type="string">
            <text:p>2:30/07/25</text:p>
          </table:table-cell>
          <table:table-cell/>
        </table:table-row>
        <table:table-row table:style-name="ro1">
          <table:table-cell table:style-name="ce1" table:formula="of:=[.A2]+7" office:value-type="date" office:date-value="2025-08-06" calcext:value-type="date">
            <text:p>06/08/25</text:p>
          </table:table-cell>
          <table:table-cell table:style-name="ce3" table:formula="of:=CONCATENATE(ROW(); &quot;:&quot;; TEXT([.A3]; &quot;DD/MM/YY&quot;))" office:value-type="string" office:string-value="3:06/08/25" calcext:value-type="string">
            <text:p>3:06/08/25</text:p>
          </table:table-cell>
          <table:table-cell/>
        </table:table-row>
        <table:table-row table:style-name="ro1">
          <table:table-cell table:style-name="ce1" table:formula="of:=[.A3]+7" office:value-type="date" office:date-value="2025-08-13" calcext:value-type="date">
            <text:p>13/08/25</text:p>
          </table:table-cell>
          <table:table-cell table:style-name="ce3" table:formula="of:=CONCATENATE(ROW(); &quot;:&quot;; TEXT([.A4]; &quot;DD/MM/YY&quot;))" office:value-type="string" office:string-value="4:13/08/25" calcext:value-type="string">
            <text:p>4:13/08/25</text:p>
          </table:table-cell>
          <table:table-cell/>
        </table:table-row>
        <table:table-row table:style-name="ro1">
          <table:table-cell table:style-name="ce1" table:formula="of:=[.A4]+7" office:value-type="date" office:date-value="2025-08-20" calcext:value-type="date">
            <text:p>20/08/25</text:p>
          </table:table-cell>
          <table:table-cell table:style-name="ce3" table:formula="of:=CONCATENATE(ROW(); &quot;:&quot;; TEXT([.A5]; &quot;DD/MM/YY&quot;))" office:value-type="string" office:string-value="5:20/08/25" calcext:value-type="string">
            <text:p>5:20/08/25</text:p>
          </table:table-cell>
          <table:table-cell/>
        </table:table-row>
        <table:table-row table:style-name="ro1">
          <table:table-cell table:style-name="ce1" table:formula="of:=[.A5]+7" office:value-type="date" office:date-value="2025-08-27" calcext:value-type="date">
            <text:p>27/08/25</text:p>
          </table:table-cell>
          <table:table-cell table:style-name="ce3" table:formula="of:=CONCATENATE(ROW(); &quot;:&quot;; TEXT([.A6]; &quot;DD/MM/YY&quot;))" office:value-type="string" office:string-value="6:27/08/25" calcext:value-type="string">
            <text:p>6:27/08/25</text:p>
          </table:table-cell>
          <table:table-cell/>
        </table:table-row>
        <table:table-row table:style-name="ro1">
          <table:table-cell table:style-name="ce1" table:formula="of:=[.A6]+7" office:value-type="date" office:date-value="2025-09-03" calcext:value-type="date">
            <text:p>03/09/25</text:p>
          </table:table-cell>
          <table:table-cell table:style-name="ce3" table:formula="of:=CONCATENATE(ROW(); &quot;:&quot;; TEXT([.A7]; &quot;DD/MM/YY&quot;))" office:value-type="string" office:string-value="7:03/09/25" calcext:value-type="string">
            <text:p>7:03/09/25</text:p>
          </table:table-cell>
          <table:table-cell/>
        </table:table-row>
        <table:table-row table:style-name="ro1">
          <table:table-cell table:style-name="ce1" table:formula="of:=[.A7]+7" office:value-type="date" office:date-value="2025-09-10" calcext:value-type="date">
            <text:p>10/09/25</text:p>
          </table:table-cell>
          <table:table-cell table:style-name="ce3" table:formula="of:=CONCATENATE(ROW(); &quot;:&quot;; TEXT([.A8]; &quot;DD/MM/YY&quot;))" office:value-type="string" office:string-value="8:10/09/25" calcext:value-type="string">
            <text:p>8:10/09/25</text:p>
          </table:table-cell>
          <table:table-cell/>
        </table:table-row>
        <table:table-row table:style-name="ro1">
          <table:table-cell table:style-name="ce1" table:formula="of:=[.A8]+7" office:value-type="date" office:date-value="2025-09-17" calcext:value-type="date">
            <text:p>17/09/25</text:p>
          </table:table-cell>
          <table:table-cell table:style-name="ce3" table:formula="of:=CONCATENATE(ROW(); &quot;:&quot;; TEXT([.A9]; &quot;DD/MM/YY&quot;))" office:value-type="string" office:string-value="9:17/09/25" calcext:value-type="string">
            <text:p>9:17/09/25</text:p>
          </table:table-cell>
          <table:table-cell/>
        </table:table-row>
        <table:table-row table:style-name="ro1">
          <table:table-cell table:style-name="ce1" table:formula="of:=[.A9]+7" office:value-type="date" office:date-value="2025-09-24" calcext:value-type="date">
            <text:p>24/09/25</text:p>
          </table:table-cell>
          <table:table-cell table:style-name="ce3" table:formula="of:=CONCATENATE(ROW(); &quot;:&quot;; TEXT([.A10]; &quot;DD/MM/YY&quot;))" office:value-type="string" office:string-value="10:24/09/25" calcext:value-type="string">
            <text:p>10:24/09/25</text:p>
          </table:table-cell>
          <table:table-cell/>
        </table:table-row>
        <table:table-row table:style-name="ro1">
          <table:table-cell table:style-name="ce1" table:formula="of:=[.A10]+7" office:value-type="date" office:date-value="2025-10-01" calcext:value-type="date">
            <text:p>01/10/25</text:p>
          </table:table-cell>
          <table:table-cell table:style-name="ce3" table:formula="of:=CONCATENATE(ROW(); &quot;:&quot;; TEXT([.A11]; &quot;DD/MM/YY&quot;))" office:value-type="string" office:string-value="11:01/10/25" calcext:value-type="string">
            <text:p>11:01/10/25</text:p>
          </table:table-cell>
          <table:table-cell/>
        </table:table-row>
        <table:table-row table:style-name="ro1">
          <table:table-cell table:style-name="ce1" table:formula="of:=[.A11]+7" office:value-type="date" office:date-value="2025-10-08" calcext:value-type="date">
            <text:p>08/10/25</text:p>
          </table:table-cell>
          <table:table-cell table:style-name="ce3" table:formula="of:=CONCATENATE(ROW(); &quot;:&quot;; TEXT([.A12]; &quot;DD/MM/YY&quot;))" office:value-type="string" office:string-value="12:08/10/25" calcext:value-type="string">
            <text:p>12:08/10/25</text:p>
          </table:table-cell>
          <table:table-cell/>
        </table:table-row>
        <table:table-row table:style-name="ro1">
          <table:table-cell table:style-name="ce1" table:formula="of:=[.A12]+7" office:value-type="date" office:date-value="2025-10-15" calcext:value-type="date">
            <text:p>15/10/25</text:p>
          </table:table-cell>
          <table:table-cell table:style-name="ce3" table:formula="of:=CONCATENATE(ROW(); &quot;:&quot;; TEXT([.A13]; &quot;DD/MM/YY&quot;))" office:value-type="string" office:string-value="13:15/10/25" calcext:value-type="string">
            <text:p>13:15/10/25</text:p>
          </table:table-cell>
          <table:table-cell/>
        </table:table-row>
        <table:table-row table:style-name="ro1">
          <table:table-cell table:style-name="ce1" table:formula="of:=[.A13]+7" office:value-type="date" office:date-value="2025-10-22" calcext:value-type="date">
            <text:p>22/10/25</text:p>
          </table:table-cell>
          <table:table-cell table:style-name="ce3" table:formula="of:=CONCATENATE(ROW(); &quot;:&quot;; TEXT([.A14]; &quot;DD/MM/YY&quot;))" office:value-type="string" office:string-value="14:22/10/25" calcext:value-type="string">
            <text:p>14:22/10/25</text:p>
          </table:table-cell>
          <table:table-cell/>
        </table:table-row>
        <table:table-row table:style-name="ro1">
          <table:table-cell table:style-name="ce1" table:formula="of:=[.A14]+7" office:value-type="date" office:date-value="2025-10-29" calcext:value-type="date">
            <text:p>29/10/25</text:p>
          </table:table-cell>
          <table:table-cell table:style-name="ce3" table:formula="of:=CONCATENATE(ROW(); &quot;:&quot;; TEXT([.A15]; &quot;DD/MM/YY&quot;))" office:value-type="string" office:string-value="15:29/10/25" calcext:value-type="string">
            <text:p>15:29/10/25</text:p>
          </table:table-cell>
          <table:table-cell/>
        </table:table-row>
        <table:table-row table:style-name="ro1">
          <table:table-cell table:style-name="ce1" table:formula="of:=[.A15]+7" office:value-type="date" office:date-value="2025-11-05" calcext:value-type="date">
            <text:p>05/11/25</text:p>
          </table:table-cell>
          <table:table-cell table:style-name="ce3" table:formula="of:=CONCATENATE(ROW(); &quot;:&quot;; TEXT([.A16]; &quot;DD/MM/YY&quot;))" office:value-type="string" office:string-value="16:05/11/25" calcext:value-type="string">
            <text:p>16:05/11/25</text:p>
          </table:table-cell>
          <table:table-cell/>
        </table:table-row>
        <table:table-row table:style-name="ro1">
          <table:table-cell table:style-name="ce1" table:formula="of:=[.A16]+7" office:value-type="date" office:date-value="2025-11-12" calcext:value-type="date">
            <text:p>12/11/25</text:p>
          </table:table-cell>
          <table:table-cell table:style-name="ce3" table:formula="of:=CONCATENATE(ROW(); &quot;:&quot;; TEXT([.A17]; &quot;DD/MM/YY&quot;))" office:value-type="string" office:string-value="17:12/11/25" calcext:value-type="string">
            <text:p>17:12/11/25</text:p>
          </table:table-cell>
          <table:table-cell/>
        </table:table-row>
        <table:table-row table:style-name="ro1">
          <table:table-cell table:style-name="ce1" table:formula="of:=[.A17]+7" office:value-type="date" office:date-value="2025-11-19" calcext:value-type="date">
            <text:p>19/11/25</text:p>
          </table:table-cell>
          <table:table-cell table:style-name="ce3" table:formula="of:=CONCATENATE(ROW(); &quot;:&quot;; TEXT([.A18]; &quot;DD/MM/YY&quot;))" office:value-type="string" office:string-value="18:19/11/25" calcext:value-type="string">
            <text:p>18:19/11/25</text:p>
          </table:table-cell>
          <table:table-cell/>
        </table:table-row>
        <table:table-row table:style-name="ro1">
          <table:table-cell table:style-name="ce1" table:formula="of:=[.A18]+7" office:value-type="date" office:date-value="2025-11-26" calcext:value-type="date">
            <text:p>26/11/25</text:p>
          </table:table-cell>
          <table:table-cell table:style-name="ce3" table:formula="of:=CONCATENATE(ROW(); &quot;:&quot;; TEXT([.A19]; &quot;DD/MM/YY&quot;))" office:value-type="string" office:string-value="19:26/11/25" calcext:value-type="string">
            <text:p>19:26/11/25</text:p>
          </table:table-cell>
          <table:table-cell/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7:41:50.257049093</meta:creation-date>
    <dc:date>2025-06-23T19:00:24.450203602</dc:date>
    <meta:editing-duration>PT53M39S</meta:editing-duration>
    <meta:editing-cycles>3</meta:editing-cycles>
    <meta:generator>LibreOffice/24.2.7.2$Linux_X86_64 LibreOffice_project/420$Build-2</meta:generator>
    <meta:document-statistic meta:table-count="1" meta:cell-count="38" meta:object-count="0"/>
  </office:meta>
</office:document-meta>
</file>